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imsun, u5b8bu4f53"/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style:line-height-at-least="0.661cm" fo:text-indent="0cm" style:auto-text-indent="false" fo:background-color="#e5e5e5" fo:padding="0cm" fo:border="none">
        <style:background-image/>
      </style:paragraph-properties>
      <style:text-properties fo:color="#333333" style:font-name-asian="Arial"/>
    </style:style>
    <style:style style:name="P2" style:family="paragraph" style:parent-style-name="Text_20_body">
      <style:paragraph-properties fo:margin-left="0cm" fo:margin-right="0cm" fo:margin-top="0cm" fo:margin-bottom="0.265cm" style:line-height-at-least="0.661cm" fo:text-indent="0cm" style:auto-text-indent="false" fo:background-color="#e5e5e5" fo:padding="0cm" fo:border="none">
        <style:background-image/>
      </style:paragraph-properties>
      <style:text-properties fo:color="#333333"/>
    </style:style>
    <style:style style:name="P3" style:family="paragraph" style:parent-style-name="Text_20_body">
      <style:paragraph-properties fo:margin-left="0cm" fo:margin-right="0cm" fo:margin-top="0cm" fo:margin-bottom="0.265cm" style:line-height-at-least="0.661cm" fo:text-indent="0cm" style:auto-text-indent="false" fo:background-color="#e5e5e5" fo:padding="0cm" fo:border="none">
        <style:background-image/>
      </style:paragraph-properties>
      <style:text-properties fo:color="#333333" style:font-name="Arial"/>
    </style:style>
    <style:style style:name="T1" style:family="text">
      <style:text-properties style:font-name="Arial"/>
    </style:style>
    <style:style style:name="T2" style:family="text">
      <style:text-properties style:font-name-asian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问题的提法：</text:p>
      <text:p text:style-name="P2"><text:span text:style-name="T2">给</text:span><text:span text:style-name="T1">N</text:span><text:span text:style-name="T2">个</text:span><text:span text:style-name="T1">D</text:span><text:span text:style-name="T2">维列向量</text:span><text:span text:style-name="T1">X1,…,XN</text:span><text:span text:style-name="T2">，希望通过映射得到</text:span><text:span text:style-name="T1">N</text:span><text:span text:style-name="T2">个</text:span><text:span text:style-name="T1">d(</text:span></text:p>
      <text:p text:style-name="P2"><text:span text:style-name="T1">LLE</text:span><text:span text:style-name="T2">算法的思想：如果原像</text:span><text:span text:style-name="T1">Xi</text:span><text:span text:style-name="T2">能够表示成他邻域内点的线性组合，则像</text:span><text:span text:style-name="T1">Yi</text:span><text:span text:style-name="T2">也应该用相同的组合系数表示成对应像点的线性组合。即：局部线性嵌入。</text:span></text:p>
      <text:p text:style-name="P1">算法骨架</text:p>
      <text:p text:style-name="P2"><text:span text:style-name="T1">1</text:span><text:span text:style-name="T2">、 求近邻：计算每个</text:span><text:span text:style-name="T1">Xi</text:span><text:span text:style-name="T2">的邻居集合</text:span><text:span text:style-name="T1">Si</text:span></text:p>
      <text:p text:style-name="P2"><text:span text:style-name="T2">直接用</text:span><text:span text:style-name="T1">2</text:span><text:span text:style-name="T2">范数下的</text:span><text:span text:style-name="T1">K</text:span><text:span text:style-name="T2">近邻，其中</text:span><text:span text:style-name="T1">K</text:span><text:span text:style-name="T2">作为算法的参数</text:span></text:p>
      <text:p text:style-name="P2"><text:span text:style-name="T1">2</text:span><text:span text:style-name="T2">、 求权：改变组合系数</text:span><text:span text:style-name="T1">W</text:span><text:span text:style-name="T2">，极小化局部线性表出原像的方差</text:span></text:p>
      <text:p text:style-name="P2"><text:span text:style-name="T1">W</text:span><text:span text:style-name="T2">为</text:span><text:span text:style-name="T1">N×N</text:span><text:span text:style-name="T2">矩阵，</text:span><text:span text:style-name="T1">Ei=Xi-∑{j∈Si}{WijXj}</text:span><text:span text:style-name="T2">为</text:span><text:span text:style-name="T1">D</text:span><text:span text:style-name="T2">维残差向量，极小化</text:span><text:span text:style-name="T1">E(W)=∑{i}{|Ei|^2}</text:span><text:span text:style-name="T2">，满足如下约束：归一化——</text:span><text:span text:style-name="T1">W</text:span><text:span text:style-name="T2">行和为</text:span><text:span text:style-name="T1">1</text:span><text:span text:style-name="T2">、局部性——对于任意</text:span><text:span text:style-name="T1">i</text:span><text:span text:style-name="T2">，</text:span><text:span text:style-name="T1">Wij=0</text:span><text:span text:style-name="T2">若</text:span><text:span text:style-name="T1">j</text:span><text:span text:style-name="T2">不属于</text:span><text:span text:style-name="T1">Si</text:span></text:p>
      <text:p text:style-name="P2"><text:span text:style-name="T1">3</text:span><text:span text:style-name="T2">、 求像：改变</text:span><text:span text:style-name="T1">Y1,…,YN</text:span><text:span text:style-name="T2">，极小化用</text:span><text:span text:style-name="T1">W</text:span><text:span text:style-name="T2">重构</text:span><text:span text:style-name="T1">Y1,…,YN</text:span><text:span text:style-name="T2">的方差</text:span></text:p>
      <text:p text:style-name="P2"><text:span text:style-name="T1">Ei=Yi-∑{j∈Si}{WijYj}</text:span><text:span text:style-name="T2">为</text:span><text:span text:style-name="T1">d</text:span><text:span text:style-name="T2">维残差向量，极小化</text:span><text:span text:style-name="T1">E(Y)=∑{i}{|Ei|^2}</text:span></text:p>
      <text:p text:style-name="P1">算法实现细节</text:p>
      <text:p text:style-name="P2"><text:span text:style-name="T1">1</text:span><text:span text:style-name="T2">、 求近邻</text:span></text:p>
      <text:p text:style-name="P2"><text:span text:style-name="T1">X</text:span><text:span text:style-name="T2">为</text:span><text:span text:style-name="T1">D</text:span><text:span text:style-name="T2">行</text:span><text:span text:style-name="T1">N</text:span><text:span text:style-name="T2">列的矩阵，</text:span><text:span text:style-name="T1">X</text:span><text:span text:style-name="T2">的第</text:span><text:span text:style-name="T1">j</text:span><text:span text:style-name="T2">列为输入向量</text:span><text:span text:style-name="T1">Xj</text:span></text:p>
      <text:p text:style-name="P2"><text:span text:style-name="T2">向量</text:span><text:span text:style-name="T1">Xi</text:span><text:span text:style-name="T2">到</text:span><text:span text:style-name="T1">Xj</text:span><text:span text:style-name="T2">的距离为</text:span><text:span text:style-name="T1">sqrt(|Xi-Xj|^2)</text:span><text:span text:style-name="T2">，得到距离方阵</text:span><text:span text:style-name="T1">distance</text:span><text:span text:style-name="T2">，然后每行排序，取前</text:span><text:span text:style-name="T1">k</text:span><text:span text:style-name="T2">个，对应原下标就是近邻点的编号。在</text:span><text:span text:style-name="T1">Matlab</text:span><text:span text:style-name="T2">中实现如下</text:span></text:p>
      <text:p text:style-name="P3">X2 = sum(X.^2,1);</text:p>
      <text:p text:style-name="P3">distance = repmat(X2,N,1)+repmat(X2',1,N)-2*X'*X;</text:p>
      <text:p text:style-name="P3">[sorted,index] = sort(distance);</text:p>
      <text:p text:style-name="P3">neighborhood = index(2:(1+K),:);</text:p>
      <text:p text:style-name="P2"><text:span text:style-name="T2">这里充分利用了矩阵运算技巧避免了编程中使用循环，不仅使代码紧凑，而且</text:span><text:span text:style-name="T1">Matlab</text:span><text:span text:style-name="T2">矩阵运算底层优化了性能。下面逐一解释——</text:span></text:p>
      <text:p text:style-name="P2"><text:span text:style-name="T1">a)       </text:span><text:span text:style-name="T2">距离方阵</text:span></text:p>
      <text:p text:style-name="P2"><text:span text:style-name="T2">首先注意到这样一个事实</text:span><text:span text:style-name="T1">|Xi-Xj|^2=|Xi|^2+|Xj|^2-2</text:span><text:span text:style-name="T2">，其中</text:span><text:span text:style-name="T1">&lt; , &gt;</text:span><text:span text:style-name="T2">为内积。</text:span></text:p>
      <text:p text:style-name="P2"><text:span text:style-name="T1">X2 = sum(X.^2,1)</text:span><text:span text:style-name="T2">是</text:span><text:span text:style-name="T1">1</text:span><text:span text:style-name="T2">行</text:span><text:span text:style-name="T1">N</text:span><text:span text:style-name="T2">列的矩阵，第</text:span><text:span text:style-name="T1">j</text:span><text:span text:style-name="T2">个元素为</text:span><text:span text:style-name="T1">X</text:span><text:span text:style-name="T2">第</text:span><text:span text:style-name="T1">j</text:span><text:span text:style-name="T2">列的平方和，也就是</text:span><text:span text:style-name="T1">|Xj|^2</text:span><text:span text:style-name="T2">。</text:span></text:p>
      <text:p text:style-name="P2"><text:span text:style-name="T1">repmat</text:span><text:span text:style-name="T2">是平铺函数，</text:span><text:span text:style-name="T1">repmat(X2,N,1)</text:span><text:span text:style-name="T2">得到</text:span><text:span text:style-name="T1">N×N</text:span><text:span text:style-name="T2">方阵，每行都是</text:span><text:span text:style-name="T1">X2</text:span><text:span text:style-name="T2">，同理</text:span><text:span text:style-name="T1">repmat(X2',1,N)</text:span><text:span text:style-name="T2">每列都是</text:span><text:span text:style-name="T1">X2'</text:span><text:span text:style-name="T2">，</text:span><text:span text:style-name="T1">'</text:span><text:span text:style-name="T2">是转置的意思。</text:span><text:span text:style-name="T1">X'*X</text:span><text:span text:style-name="T2">得到</text:span><text:span text:style-name="T1">N×N</text:span><text:span text:style-name="T2">方阵，</text:span><text:span text:style-name="T1">(i,j)</text:span><text:span text:style-name="T2">位置元素为。因此</text:span><text:span text:style-name="T1">distance</text:span><text:span text:style-name="T2">就是我们要的距离方阵的平方。</text:span></text:p>
      <text:p text:style-name="P2"><text:soft-page-break/><text:span text:style-name="T1">b)      </text:span><text:span text:style-name="T2">省去开平凡</text:span></text:p>
      <text:p text:style-name="P2"><text:span text:style-name="T2">因为我们只需要</text:span><text:span text:style-name="T1">K</text:span><text:span text:style-name="T2">近邻，而不需要具体的距离值，而开平方是严格单调函数，保序，因此我们可以省去开平方，节省了计算量。</text:span></text:p>
      <text:p text:style-name="P2"><text:span text:style-name="T1">c)      </text:span><text:span text:style-name="T2">反向索引</text:span></text:p>
      <text:p text:style-name="P2"><text:span text:style-name="T1">sort</text:span><text:span text:style-name="T2">给矩阵每列排序，并返回置换前后下标的映射关系</text:span><text:span text:style-name="T1">index</text:span><text:span text:style-name="T2">：</text:span><text:span text:style-name="T1">index(i,j)</text:span><text:span text:style-name="T2">是</text:span><text:span text:style-name="T1">distance</text:span><text:span text:style-name="T2">第</text:span><text:span text:style-name="T1">j</text:span><text:span text:style-name="T2">列第</text:span><text:span text:style-name="T1">i</text:span><text:span text:style-name="T2">小的元素的下标。我们要每列前</text:span><text:span text:style-name="T1">K</text:span><text:span text:style-name="T2">小的下标，也就是每个</text:span><text:span text:style-name="T1">Xi</text:span><text:span text:style-name="T2">的</text:span><text:span text:style-name="T1">K</text:span><text:span text:style-name="T2">近邻。取</text:span><text:span text:style-name="T1">2:(1+K)</text:span><text:span text:style-name="T2">是因为</text:span><text:span text:style-name="T1">Xi</text:span><text:span text:style-name="T2">到自己的距离总是</text:span><text:span text:style-name="T1">0</text:span><text:span text:style-name="T2">最小，排除掉。</text:span></text:p>
      <text:p text:style-name="P2">       <text:span text:style-name="T2">任意两个点至少做一次内积</text:span><text:span text:style-name="T1">O(D)</text:span><text:span text:style-name="T2">，共</text:span><text:span text:style-name="T1">O(N^2)</text:span><text:span text:style-name="T2">个点对，故复杂度：</text:span><text:span text:style-name="T1">O(DN^2)</text:span></text:p>
      <text:p text:style-name="P2"><text:span text:style-name="T1">2</text:span><text:span text:style-name="T2">、 求权</text:span></text:p>
      <text:p text:style-name="P2"><text:span text:style-name="T2">首先，因为对于任意</text:span><text:span text:style-name="T1">i</text:span><text:span text:style-name="T2">，</text:span><text:span text:style-name="T1">Wij=0</text:span><text:span text:style-name="T2">若</text:span><text:span text:style-name="T1">j</text:span><text:span text:style-name="T2">不属于</text:span><text:span text:style-name="T1">Si</text:span><text:span text:style-name="T2">，故</text:span><text:span text:style-name="T1">W</text:span><text:span text:style-name="T2">只需要存</text:span><text:span text:style-name="T1">K</text:span><text:span text:style-name="T2">行</text:span><text:span text:style-name="T1">N</text:span><text:span text:style-name="T2">列即可。</text:span></text:p>
      <text:p text:style-name="P2"><text:span text:style-name="T2">其次，易见</text:span><text:span text:style-name="T1">E(W)</text:span><text:span text:style-name="T2">极小当且仅当每一求和项极小，因此我们依次计算</text:span><text:span text:style-name="T1">W</text:span><text:span text:style-name="T2">的每一列。固定列</text:span><text:span text:style-name="T1">i</text:span><text:span text:style-name="T2">，记</text:span><text:span text:style-name="T1">x=Xi</text:span><text:span text:style-name="T2">，</text:span><text:span text:style-name="T1">w=W</text:span><text:span text:style-name="T2">第</text:span><text:span text:style-name="T1">i</text:span><text:span text:style-name="T2">列，</text:span><text:span text:style-name="T1">?j=Xj</text:span><text:span text:style-name="T2">，极小化</text:span><text:span text:style-name="T1">|x-∑{j=1..K}{wjηj}|^2</text:span><text:span text:style-name="T2">，满足归一化约束∑</text:span><text:span text:style-name="T1">{ j=1..k }{wj}=1</text:span><text:span text:style-name="T2">。用矩阵语言描述：记</text:span><text:span text:style-name="T1">B=( ?1-x,…, ηk-x)</text:span><text:span text:style-name="T2">为</text:span><text:span text:style-name="T1">D×K</text:span><text:span text:style-name="T2">矩阵，</text:span><text:span text:style-name="T1">G=B'B</text:span><text:span text:style-name="T2">为</text:span><text:span text:style-name="T1">K×K</text:span><text:span text:style-name="T2">方阵（讲义中称之为</text:span><text:span text:style-name="T1">Gram</text:span><text:span text:style-name="T2">方阵，半正定，在摄动意义下总可以假设它非奇异），</text:span><text:span text:style-name="T1">e=(1,…,1)'</text:span><text:span text:style-name="T2">为</text:span><text:span text:style-name="T1">K</text:span><text:span text:style-name="T2">维单位列向量，则问题化为——</text:span></text:p>
      <text:p text:style-name="P2"><text:span text:style-name="T1">min |Bw|^2</text:span><text:span text:style-name="T2">也就是</text:span><text:span text:style-name="T1">min w'Gw</text:span><text:span text:style-name="T2">（二次型）</text:span></text:p>
      <text:p text:style-name="P3">s.t. e'w=1</text:p>
      <text:p text:style-name="P2"><text:span text:style-name="T2">用拉格朗日乘数法求此条件极值：做辅助函数</text:span><text:span text:style-name="T1">F(w,λ)= w'Gw-λ(e'w -1)</text:span></text:p>
      <text:p text:style-name="P2"><text:span text:style-name="T2">对每个</text:span><text:span text:style-name="T1">wj</text:span><text:span text:style-name="T2">求偏导数令为</text:span><text:span text:style-name="T1">0</text:span><text:span text:style-name="T2">得</text:span><text:span text:style-name="T1">Gw=λe</text:span><text:span text:style-name="T2">，反解出</text:span><text:span text:style-name="T1">w=G^{-1}λe</text:span><text:span text:style-name="T2">，代入到归一化约束得</text:span></text:p>
      <text:p text:style-name="P2"><text:span text:style-name="T1">λ=(e'G^{-1}e)^{-1}</text:span><text:span text:style-name="T2">，即最优解</text:span><text:span text:style-name="T1">w=(e'G^{-1}e)^{-1} G^{-1}e</text:span></text:p>
      <text:p text:style-name="P2"><text:span text:style-name="T2">实际操作时，我们先解线性方程组</text:span><text:span text:style-name="T1">Gw=e</text:span><text:span text:style-name="T2">，然后再将解向量</text:span><text:span text:style-name="T1">w</text:span><text:span text:style-name="T2">归一化，易见得到的就是上述最优解。</text:span></text:p>
      <text:p text:style-name="P2"><text:span text:style-name="T2">在</text:span><text:span text:style-name="T1">Matlab</text:span><text:span text:style-name="T2">中如下实现：</text:span></text:p>
      <text:p text:style-name="P3">W = zeros(K,N);</text:p>
      <text:p text:style-name="P3">for ii=1:N</text:p>
      <text:p text:style-name="P2">   <text:span text:style-name="T1">z = X(:,neighborhood(:,ii))-repmat(X(:,ii),1,K); % </text:span><text:span text:style-name="T2">计算</text:span><text:span text:style-name="T1">B</text:span></text:p>
      <text:p text:style-name="P2">   <text:span text:style-name="T1">C = z'*z;                               % </text:span><text:span text:style-name="T2">计算</text:span><text:span text:style-name="T1">G</text:span><text:span text:style-name="T2">，复杂度</text:span><text:span text:style-name="T1">O(DK^2)</text:span></text:p>
      <text:p text:style-name="P2">   <text:span text:style-name="T1">C = C + eye(K,K)*tol*trace(C);             % </text:span><text:span text:style-name="T2">必要时摄动</text:span></text:p>
      <text:p text:style-name="P2">   <text:span text:style-name="T1">W(:,ii) = C\ones(K,1);                  % </text:span><text:span text:style-name="T2">解方程</text:span><text:span text:style-name="T1">Gw=e</text:span><text:span text:style-name="T2">，高斯消去复杂度</text:span><text:span text:style-name="T1">O(K^3)</text:span></text:p>
      <text:p text:style-name="P2">   <text:span text:style-name="T1">W(:,ii) = W(:,ii)/sum(W(:,ii));               % </text:span><text:span text:style-name="T2">解向量</text:span><text:span text:style-name="T1">w</text:span><text:span text:style-name="T2">归一化</text:span></text:p>
      <text:p text:style-name="P3">end;</text:p>
      <text:p text:style-name="P2"><text:soft-page-break/><text:span text:style-name="T2">故总复杂度</text:span><text:span text:style-name="T1">O(DNK^3)</text:span></text:p>
      <text:p text:style-name="P2"><text:span text:style-name="T1">3</text:span><text:span text:style-name="T2">、 求像</text:span></text:p>
      <text:p text:style-name="P2"><text:span text:style-name="T2">将上一步得到的</text:span><text:span text:style-name="T1">W</text:span><text:span text:style-name="T2">视为</text:span><text:span text:style-name="T1">N×N</text:span><text:span text:style-name="T2">方阵，</text:span><text:span text:style-name="T1">Y</text:span><text:span text:style-name="T2">为</text:span><text:span text:style-name="T1">d×N</text:span><text:span text:style-name="T2">矩阵，</text:span><text:span text:style-name="T1">Y</text:span><text:span text:style-name="T2">第</text:span><text:span text:style-name="T1">j</text:span><text:span text:style-name="T2">列</text:span><text:span text:style-name="T1">Yj</text:span><text:span text:style-name="T2">为降维映射下</text:span><text:span text:style-name="T1">Xi</text:span><text:span text:style-name="T2">的像。</text:span><text:span text:style-name="T1">min ∑{i}{|Yi-∑{j}{WijYj}|^2}</text:span></text:p>
      <text:p text:style-name="P2"><text:span text:style-name="T2">注意到</text:span><text:span text:style-name="T1">Yi-∑{j}{WijYj}=∑{j}{ Wij (Yi-Yj)}</text:span><text:span text:style-name="T2">，因此若</text:span><text:span text:style-name="T1">Y</text:span><text:span text:style-name="T2">为最优解，则所有</text:span><text:span text:style-name="T1">Yi</text:span><text:span text:style-name="T2">平移任一相同的向量也是最优解，为了定解，我们不妨假设∑</text:span><text:span text:style-name="T1">{j}{Yj}=0</text:span><text:span text:style-name="T2">。事实上，若∑</text:span><text:span text:style-name="T1">{j}{Yj}=Z</text:span><text:span text:style-name="T2">，则有∑</text:span><text:span text:style-name="T1">{j}{Yj-Z/N}=0</text:span><text:span text:style-name="T2">。</text:span></text:p>
      <text:p text:style-name="P2"><text:span text:style-name="T2">此外，</text:span><text:span text:style-name="T1">Y=0</text:span><text:span text:style-name="T2">为平凡最优解，为了避免这种退化情形，我们不妨假设∑</text:span><text:span text:style-name="T1">{j}{YjYj'}/N=I</text:span><text:span text:style-name="T2">，即∑</text:span><text:span text:style-name="T1">{j}{YajYbj}=Nδ(a,b)</text:span><text:span text:style-name="T2">，即</text:span><text:span text:style-name="T1">Y</text:span><text:span text:style-name="T2">的</text:span><text:span text:style-name="T1">d</text:span><text:span text:style-name="T2">个行向量，都在半径为</text:span><text:span text:style-name="T1">sqrt(N)</text:span><text:span text:style-name="T2">的</text:span><text:span text:style-name="T1">N</text:span><text:span text:style-name="T2">维单位球上，且两两正交。</text:span></text:p>
      <text:p text:style-name="P2"><text:span text:style-name="T2">验证：∑</text:span><text:span text:style-name="T1">{i}{|Yi-∑{j}{WijYj}|^2}=∑{i,j}{MijYi'Yj}</text:span><text:span text:style-name="T2">，其中</text:span><text:span text:style-name="T1">M=(Mij)=(I-W)'(I-W)</text:span></text:p>
      <text:p text:style-name="P1">左</text:p>
      <text:p text:style-name="P3">=∑{i}{Yi'Yi-2∑{j}{WijYi'Yj}+(∑{j}{WijYj'})(∑{k}{WikYk})}</text:p>
      <text:p text:style-name="P3">=∑{i}{Yi'Yi}</text:p>
      <text:p text:style-name="P3">-2∑{i,j}{WijYi'Yj}</text:p>
      <text:p text:style-name="P3">+∑{i,j,k}{WijWikYj'Yk}</text:p>
      <text:p text:style-name="P3">=∑{i,j}{δij Yi'Yi}</text:p>
      <text:p text:style-name="P3">-∑{i,j}{WijYi'Yj}</text:p>
      <text:p text:style-name="P3">-∑{i,j}{WjiYi'Yj}</text:p>
      <text:p text:style-name="P3">+∑{j,k}{∑{i}{WijWik}Yj'Yk}</text:p>
      <text:p text:style-name="P3">=∑{i,j}{(δij-Wij-Wji+∑{k}{WkiWkj})Yi'Yj}</text:p>
      <text:p text:style-name="P2"><text:span text:style-name="T1">=</text:span><text:span text:style-name="T2">右</text:span></text:p>
      <text:p text:style-name="P2"><text:span text:style-name="T2">而在单位球上极小化二次型∑</text:span><text:span text:style-name="T1">{i,j}{MijYi'Yj}</text:span><text:span text:style-name="T2">当且仅当</text:span><text:span text:style-name="T1">Y</text:span><text:span text:style-name="T2">每行是</text:span><text:span text:style-name="T1">M</text:span><text:span text:style-name="T2">最小的</text:span><text:span text:style-name="T1">d</text:span><text:span text:style-name="T2">个特征值对应的特征向量，排除</text:span><text:span text:style-name="T1">0</text:span><text:span text:style-name="T2">对应的特征向量。（</text:span><text:span text:style-name="T1">d=1</text:span><text:span text:style-name="T2">的情形为</text:span><text:span text:style-name="T1">Rayleigh-Ritz</text:span><text:span text:style-name="T2">定理。）</text:span></text:p>
      <text:p text:style-name="P2"><text:span text:style-name="T2">这步复杂度取决于计算矩阵（部分）特征值</text:span><text:span text:style-name="T1">/</text:span><text:span text:style-name="T2">向量算法的复杂度</text:span></text:p>
      <text:p text:style-name="Standard"/>
      <text:p text:style-name="Standard"/>
      <text:p text:style-name="Standard"/>
      <text:p text:style-name="Standard">LLE算法确实能保持流形的领域不变性</text:p>
      <text:p text:style-name="Standard"/>
      <text:p text:style-name="Standard">LLE算法：基于聚类和改进距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simsun, u5b8bu4f53"/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w </meta:initial-creator>
    <meta:creation-date>2014-05-19T09:45:39</meta:creation-date>
    <meta:generator>LibreOffice/3.5$Linux_x86 LibreOffice_project/350m1$Build-2</meta:generator>
    <dc:date>2014-05-19T10:07:39</dc:date>
    <dc:creator>yw </dc:creator>
    <meta:editing-duration>PT20M26S</meta:editing-duration>
    <meta:editing-cycles>4</meta:editing-cycles>
    <meta:document-statistic meta:table-count="0" meta:image-count="0" meta:object-count="0" meta:page-count="3" meta:paragraph-count="67" meta:word-count="263" meta:character-count="2699" meta:non-whitespace-character-count="2730"/>
  </office:meta>
</office:document-meta>
</file>